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fenced open="∣" close="〉">
                <mrow>
                  <mrow>
                    <mo stretchy="false">+</mo>
                    <mi>,</mi>
                  </mrow>
                  <mo stretchy="false">↑</mo>
                </mrow>
              </mfenced>
              <mo stretchy="false">≡</mo>
              <msubsup>
                <mrow>
                  <mover accent="true">
                    <mi>a</mi>
                    <mo stretchy="false">̂</mo>
                  </mover>
                </mrow>
                <mo stretchy="false">↑</mo>
                <mrow>
                  <mrow>
                    <mo stretchy="false">+</mo>
                    <mi/>
                  </mrow>
                </mrow>
              </msubsup>
            </mrow>
            <mi/>
            <mtext> ; </mtext>
            <mi/>
            <mrow>
              <mfenced open="∣" close="〉">
                <mrow>
                  <mrow>
                    <mo stretchy="false">+</mo>
                    <mi>,</mi>
                  </mrow>
                  <mo stretchy="false">↓</mo>
                </mrow>
              </mfenced>
              <mo stretchy="false">≡</mo>
              <msubsup>
                <mrow>
                  <mover accent="true">
                    <mi>a</mi>
                    <mo stretchy="false">̂</mo>
                  </mover>
                </mrow>
                <mo stretchy="false">↓</mo>
                <mrow>
                  <mrow>
                    <mo stretchy="false">+</mo>
                    <mi/>
                  </mrow>
                </mrow>
              </msubsup>
            </mrow>
          </mrow>
        </mtd>
      </mtr>
      <mtr>
        <mtd>
          <mrow>
            <mrow>
              <mfenced open="∣" close="〉">
                <mrow>
                  <mrow>
                    <mo stretchy="false">−</mo>
                    <mi>,</mi>
                  </mrow>
                  <mo stretchy="false">↑</mo>
                </mrow>
              </mfenced>
              <mo stretchy="false">≡</mo>
              <msubsup>
                <mrow>
                  <mover accent="true">
                    <mi>a</mi>
                    <mo stretchy="false">̂</mo>
                  </mover>
                </mrow>
                <mo stretchy="false">↑</mo>
                <mrow>
                  <mrow>
                    <mo stretchy="false">−</mo>
                    <mi/>
                  </mrow>
                </mrow>
              </msubsup>
            </mrow>
            <mi/>
            <mtext> ; </mtext>
            <mi/>
            <mrow>
              <mfenced open="∣" close="〉">
                <mrow>
                  <mrow>
                    <mo stretchy="false">−</mo>
                    <mi>,</mi>
                  </mrow>
                  <mo stretchy="false">↓</mo>
                </mrow>
              </mfenced>
              <mo stretchy="false">≡</mo>
              <msubsup>
                <mrow>
                  <mover accent="true">
                    <mi>a</mi>
                    <mo stretchy="false">̂</mo>
                  </mover>
                </mrow>
                <mo stretchy="false">↓</mo>
                <mrow>
                  <mrow>
                    <mo stretchy="false">−</mo>
                    <mi/>
                  </mrow>
                </mrow>
              </msubsup>
            </mrow>
          </mrow>
        </mtd>
      </mtr>
    </mtable>
    <annotation encoding="StarMath 5.0">left lline
 + , uparrow
right rangle 
equiv 
{hat a} _uparrow ^{+ `}
`" ; "~
left lline
 + , downarrow
right rangle 
equiv 
{hat a} _downarrow ^{+ `}
newline

left lline
 - , uparrow
right rangle 
equiv 
{hat a} _uparrow ^{- `}
`" ; "~
left lline
 - , downarrow
right rangle 
equiv 
{hat a} _downarrow ^{- `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12:42.041000000</meta:creation-date>
    <meta:generator>LibreOffice/4.1.4.2$Windows_x86 LibreOffice_project/0a0440ccc0227ad9829de5f46be37cfb6edcf72</meta:generator>
  </office:meta>
</office:document-meta>
</file>